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Consolas, 'Bitstream Vera Sans Mono', '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CA" officeooo:rsid="001e156b" officeooo:paragraph-rsid="001e156b" style:font-size-asian="10.5pt"/>
    </style:style>
    <style:style style:name="P2"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3" style:family="paragraph" style:parent-style-name="Standard">
      <style:paragraph-properties fo:text-align="justify" style:justify-single-word="false"/>
      <style:text-properties fo:language="fr" fo:country="CA" officeooo:rsid="001e156b" officeooo:paragraph-rsid="001e156b" style:font-size-asian="10.5pt"/>
    </style:style>
    <style:style style:name="P4" style:family="paragraph" style:parent-style-name="Standard">
      <style:paragraph-properties fo:text-align="justify" style:justify-single-word="false"/>
      <style:text-properties fo:language="fr" fo:country="CA" officeooo:rsid="001e156b" officeooo:paragraph-rsid="00209f4c" style:font-size-asian="10.5pt"/>
    </style:style>
    <style:style style:name="P5" style:family="paragraph" style:parent-style-name="Standard">
      <style:paragraph-properties fo:text-align="justify" style:justify-single-word="false"/>
      <style:text-properties fo:language="fr" fo:country="CA" officeooo:rsid="00209f4c" officeooo:paragraph-rsid="00209f4c" style:font-size-asian="10.5pt"/>
    </style:style>
    <style:style style:name="P6" style:family="paragraph" style:parent-style-name="Standard">
      <style:paragraph-properties fo:text-align="justify" style:justify-single-word="false"/>
      <style:text-properties fo:language="fr" fo:country="CA" officeooo:rsid="0020d278" officeooo:paragraph-rsid="0020d278" style:font-size-asian="10.5pt"/>
    </style:style>
    <style:style style:name="P7" style:family="paragraph" style:parent-style-name="Standard">
      <style:paragraph-properties fo:text-align="justify" style:justify-single-word="false"/>
      <style:text-properties style:font-name="Liberation Serif" fo:font-size="12pt" fo:language="fr" fo:country="CA" officeooo:rsid="001e156b" officeooo:paragraph-rsid="001e156b"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fr" fo:country="CA" officeooo:rsid="00209f4c" officeooo:paragraph-rsid="00209f4c"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fr" fo:country="CA" officeooo:rsid="0020d278" officeooo:paragraph-rsid="0020d278"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fr" fo:country="CA" officeooo:rsid="0020d278" officeooo:paragraph-rsid="0022bba9"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fr" fo:country="CA" officeooo:rsid="0022d86a" officeooo:paragraph-rsid="0022d86a"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fr" fo:country="CA" officeooo:rsid="0023f0d5" officeooo:paragraph-rsid="0023f0d5"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CA" officeooo:rsid="0023f0d5" officeooo:paragraph-rsid="0024dbaf"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CA" officeooo:rsid="0024dbaf" officeooo:paragraph-rsid="0024dbaf" style:font-size-asian="12pt" style:font-size-complex="12pt"/>
    </style:style>
    <style:style style:name="P15" style:family="paragraph" style:parent-style-name="Standard">
      <style:paragraph-properties fo:text-align="justify" style:justify-single-word="false"/>
      <style:text-properties style:font-name="Liberation Serif" fo:font-size="14pt" fo:language="fr" fo:country="CA" fo:font-weight="bold" officeooo:rsid="001e156b" officeooo:paragraph-rsid="001e156b" style:font-size-asian="14pt" style:font-weight-asian="bold" style:font-size-complex="14pt" style:font-weight-complex="bold"/>
    </style:style>
    <style:style style:name="P1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T1" style:family="text">
      <style:text-properties fo:font-variant="normal" fo:text-transform="none" fo:color="#757575" style:font-name="Liberation Serif" fo:font-size="12pt" fo:letter-spacing="normal" fo:font-style="normal" fo:font-weight="normal" fo:background-color="#ffffff" loext:char-shading-value="0" style:font-size-asian="12pt" style:font-size-complex="12pt" loext:padding="0in" loext:border="none"/>
    </style:style>
    <style:style style:name="T2" style:family="text">
      <style:text-properties fo:font-variant="normal" fo:text-transform="none" fo:color="#757575" style:font-name="Liberation Serif" fo:font-size="12pt" fo:letter-spacing="normal" style:font-size-asian="12pt" style:font-size-complex="12pt"/>
    </style:style>
    <style:style style:name="T3"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in" loext:border="none"/>
    </style:style>
    <style:style style:name="T4" style:family="text">
      <style:text-properties fo:font-variant="normal" fo:text-transform="none" fo:color="#ff1493" style:font-name="Liberation Serif" fo:font-size="12pt" fo:letter-spacing="normal" fo:font-style="normal" fo:font-weight="normal" fo:background-color="#ffffff" loext:char-shading-value="0" style:font-size-asian="12pt" style:font-size-complex="12pt" loext:padding="0in" loext:border="none"/>
    </style:style>
    <style:style style:name="T5" style:family="text">
      <style:text-properties fo:font-variant="normal" fo:text-transform="none" fo:color="#ff1493" style:font-name="Liberation Serif" fo:font-size="12pt" fo:letter-spacing="normal" fo:font-style="normal" fo:font-weight="normal" style:font-size-asian="12pt" style:font-size-complex="12pt" loext:padding="0in" loext:border="none"/>
    </style:style>
    <style:style style:name="T6"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in" loext:border="none"/>
    </style:style>
    <style:style style:name="T7" style:family="text">
      <style:text-properties fo:font-variant="normal" fo:text-transform="none" fo:color="#000000" style:font-name="Liberation Serif" fo:font-size="12pt" fo:letter-spacing="normal" fo:font-style="normal" fo:font-weight="normal" officeooo:rsid="0020d278" fo:background-color="#ffffff" loext:char-shading-value="0" style:font-size-asian="12pt" style:font-size-complex="12pt" loext:padding="0in" loext:border="none"/>
    </style:style>
    <style:style style:name="T8"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9" style:family="text">
      <style:text-properties fo:font-variant="normal" fo:text-transform="none" fo:color="#000000" style:font-name="Liberation Serif" fo:font-size="12pt" fo:letter-spacing="normal" fo:font-style="normal" fo:font-weight="normal" officeooo:rsid="00209f4c" style:font-size-asian="12pt" style:font-size-complex="12pt" loext:padding="0in" loext:border="none"/>
    </style:style>
    <style:style style:name="T10" style:family="text">
      <style:text-properties fo:font-variant="normal" fo:text-transform="none" fo:color="#000000" style:font-name="Liberation Serif" fo:font-size="12pt" fo:letter-spacing="normal" fo:font-style="normal" fo:font-weight="normal" officeooo:rsid="001f6807" style:font-size-asian="12pt" style:font-size-complex="12pt" loext:padding="0in" loext:border="none"/>
    </style:style>
    <style:style style:name="T11"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in" loext:border="none"/>
    </style:style>
    <style:style style:name="T12"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in" loext:border="none"/>
    </style:style>
    <style:style style:name="T13" style:family="text">
      <style:text-properties fo:font-variant="normal" fo:text-transform="none" fo:color="#0000ff" style:font-name="Liberation Serif" fo:font-size="12pt" fo:letter-spacing="normal" fo:font-style="normal" fo:font-weight="normal" officeooo:rsid="0020d278" fo:background-color="#ffffff" loext:char-shading-value="0" style:font-size-asian="12pt" style:font-size-complex="12pt" loext:padding="0in" loext:border="none"/>
    </style:style>
    <style:style style:name="T14" style:family="text">
      <style:text-properties fo:font-variant="normal" fo:text-transform="none" fo:color="#808080" style:font-name="Liberation Serif" fo:font-size="12pt" fo:letter-spacing="normal" fo:font-style="normal" fo:font-weight="normal" fo:background-color="#ffffff" loext:char-shading-value="0" style:font-size-asian="12pt" style:font-size-complex="12pt" loext:padding="0in" loext:border="none"/>
    </style:style>
    <style:style style:name="T15" style:family="text">
      <style:text-properties officeooo:rsid="001f6807"/>
    </style:style>
    <style:style style:name="T16" style:family="text">
      <style:text-properties officeooo:rsid="0020d278"/>
    </style:style>
    <style:style style:name="T17" style:family="text">
      <style:text-properties style:font-name="Liberation Serif" fo:font-size="12pt" style:font-size-asian="12pt" style:font-size-complex="12pt"/>
    </style:style>
    <style:style style:name="T18" style:family="text">
      <style:text-properties officeooo:rsid="0022bba9"/>
    </style:style>
    <style:style style:name="T19" style:family="text">
      <style:text-properties officeooo:rsid="0024db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Étapes requises pour configurer les éléments nécessaires pour un nouveau projet:</text:p>
      <text:p text:style-name="P7"/>
      <text:p text:style-name="P10">Le projet se trouve sur <text:span text:style-name="T18">Github dans le répertoire : </text:span><text:a xlink:type="simple" xlink:href="https://github.com/linuq/PIAFS" text:style-name="Internet_20_link" text:visited-style-name="Visited_20_Internet_20_Link"><text:span text:style-name="T18">https://github.com/linuq/PIAFS</text:span></text:a><text:span text:style-name="T18"> .</text:span></text:p>
      <text:p text:style-name="P7"/>
      <text:p text:style-name="P11">L’intégration continue des tests se fait via Jenkins. Jenkins est hébergé via Rancher sur: <text:a xlink:type="simple" xlink:href="http://192.99.24.76:9998/" text:style-name="Internet_20_link" text:visited-style-name="Visited_20_Internet_20_Link">http://192.99.24.76:9998/</text:a> . Chaque fois qu’il y a un changement sur le code du projet Github, un build est lancé sur Jenkins pour faire exécuter les tests unitaires PHPunit et les tests d’acceptation Behat. </text:p>
      <text:p text:style-name="P11"/>
      <text:p text:style-name="P11">La façon la plus simple de configurer le répertoire Git est d’aller directement sur le site de Github pour créer notre répertoire et par la suite de donner les permission à nos collaborateurs pour qu’ils puissent faire leurs pushs sur le projet. </text:p>
      <text:p text:style-name="P11"/>
      <text:p text:style-name="P14">Voici l’architecture de notre projet :</text:p>
      <text:p text:style-name="P14">- build : fichiers de configuration pour Jenkins</text:p>
      <text:p text:style-name="P14">- features : fichiers de tests pour Behat</text:p>
      <text:p text:style-name="P14">- src : code source de l’application</text:p>
      <text:p text:style-name="P14">- tests : fichiers de test pour Phpunit</text:p>
      <text:p text:style-name="P14">- vendor : fichiers de configuration pour Composer</text:p>
      <text:p text:style-name="P11"/>
      <text:p text:style-name="P12">Une fois que notre répertoire est créé <text:span text:style-name="T19">et que l’architecture de notre projet est faite</text:span>, il faut lier celui-ci à notre installation de Jenkins. Pour faire cela, il faut sur Jenkins et se créer un nouveau projet Jenkins. Dans la configuration de ce projet, il faut sélectionner Git comme étant notre source de code et donner l’URL de notre répertoire Github. </text:p>
      <text:p text:style-name="P12"/>
      <text:p text:style-name="P13">Après avoir fait cette étape, il nous est possible de faire un build, mais les builds ne sont pas faits automatiquement. Pour activer cette option, il faut aller choisir dans la section «build trigger» de faire le lien avec les hooks Github. Il nous suffit maintenant d’aller activer le service sur Github dans les paramètres du projet. Il faut commencer par se rajouter un service Jenkins. Par la suite, dans la section «webhooks», <text:span text:style-name="T19">il faut ajouter l’url de notre installation Jenkins pour compléter la liaison entre les deux. Désormais chaque fois qu’un push est fait sur le projet Github, un build va être lancé sur Jenkins.</text:span></text:p>
      <text:p text:style-name="P13"><text:span text:style-name="T19"><text:s/></text:span></text:p>
      <text:p text:style-name="P7"/>
      <text:p text:style-name="P15">Étapes requises nécessaires pour configurer un poste de développement:</text:p>
      <text:p text:style-name="P7"/>
      <text:p text:style-name="P7">Pour se configurer un poste de développement local, il faut commencer par s’installer un serveur web et tous les outils nécessaires pour le configurer. Dans cet exemple, nous démontrerons comment installer le projet sur Ubuntu 16.04 avec Apache, PHP et MySql.</text:p>
      <text:p text:style-name="P7"/>
      <text:p text:style-name="P7">Premièrement, il faut commencer par installer Apache.</text:p>
      <text:p text:style-name="P1"><text:span text:style-name="Source_20_Text"><text:span text:style-name="T3"/></text:span></text:p>
      <text:p text:style-name="P2"><text:span text:style-name="Source_20_Text"><text:span text:style-name="T4">sudo</text:span></text:span><text:span text:style-name="T1"> </text:span><text:span text:style-name="Source_20_Text"><text:span text:style-name="T6">apt-get update</text:span></text:span></text:p>
      <text:p text:style-name="P2"><text:span text:style-name="Source_20_Text"><text:span text:style-name="T4">sudo</text:span></text:span><text:span text:style-name="T1"> </text:span><text:span text:style-name="Source_20_Text"><text:span text:style-name="T6">apt-get </text:span></text:span><text:span text:style-name="Source_20_Text"><text:span text:style-name="T4">install</text:span></text:span><text:span text:style-name="T1"> </text:span><text:span text:style-name="Source_20_Text"><text:span text:style-name="T6">apache2</text:span></text:span></text:p>
      <text:p text:style-name="P2"><text:span text:style-name="Source_20_Text"><text:span text:style-name="T6"/></text:span></text:p>
      <text:p text:style-name="P7">Normalement, après cette installation, si on va à l’adresse locale localhost:80 on devrait trouver une page web nous confirmant que l’installation de apache s’est faite avec succès.</text:p>
      <text:p text:style-name="P7"/>
      <text:p text:style-name="P7"><text:soft-page-break/>Par la suite, il faut installer notre interpréteur PHP. Dans le cadre de ce projet, nous utilisons PHP 7.0 avec une base de données MySql, donc nous devrons installer tous les outils qui permettront de faire fonctionner PHP avec MySql. </text:p>
      <text:p text:style-name="P1"><text:span text:style-name="Source_20_Text"><text:span text:style-name="T3"/></text:span></text:p>
      <text:p text:style-name="P2"><text:span text:style-name="Source_20_Text"><text:span text:style-name="T4">sudo</text:span></text:span><text:span text:style-name="T1"> </text:span><text:span text:style-name="Source_20_Text"><text:span text:style-name="T6">apt-get </text:span></text:span><text:span text:style-name="Source_20_Text"><text:span text:style-name="T4">install</text:span></text:span><text:span text:style-name="T1"> </text:span><text:span text:style-name="Source_20_Text"><text:span text:style-name="T6">php7.0 libapache2-mod-php7.0 php7.0-mcrypt php7.0-gd php7.0-dom php7.0-json</text:span></text:span></text:p>
      <text:p text:style-name="P7"/>
      <text:p text:style-name="P7">Ensuite, il faut configurer notre base de données. <text:span text:style-name="T15">Durant cette installation, il nous sera demandé de mettre un mot de passe pour la base de données. Il est très important de se souvenir de ce mot de passe pour pouvoir utiliser notre base de données dans le futur.</text:span></text:p>
      <text:p text:style-name="P7"/>
      <text:p text:style-name="P1"><text:span text:style-name="Source_20_Text"><text:span text:style-name="T5">sudo</text:span></text:span><text:span text:style-name="T2"> </text:span><text:span text:style-name="Source_20_Text"><text:span text:style-name="T8">apt-get </text:span></text:span><text:span text:style-name="Source_20_Text"><text:span text:style-name="T5">install</text:span></text:span><text:span text:style-name="T2"> </text:span><text:span text:style-name="Source_20_Text"><text:span text:style-name="T8">mysql-server php7.0-mysql</text:span></text:span></text:p>
      <text:p text:style-name="P1"><text:span text:style-name="Source_20_Text"><text:span text:style-name="T8"/></text:span></text:p>
      <text:p text:style-name="P4"><text:span text:style-name="Source_20_Text"><text:span text:style-name="T9">Pour compléter l’installation de notre base de données, il faut créer la base de données que nous utiliserons pour le projet. </text:span></text:span></text:p>
      <text:p text:style-name="P1"><text:span text:style-name="Source_20_Text"><text:span text:style-name="T10"/></text:span></text:p>
      <text:p text:style-name="P8">mysql -uroot -p</text:p>
      <text:p text:style-name="P5"><text:span text:style-name="Source_20_Text"><text:span text:style-name="T11">CREATE</text:span></text:span><text:span text:style-name="T1"> </text:span><text:span text:style-name="Source_20_Text"><text:span text:style-name="T11">DATABASE</text:span></text:span><text:span text:style-name="T1"> </text:span><text:span text:style-name="Source_20_Text"><text:span text:style-name="T6">p</text:span></text:span><text:span text:style-name="Source_20_Text"><text:span text:style-name="T7">iafs</text:span></text:span><text:span text:style-name="Source_20_Text"><text:span text:style-name="T6">;</text:span></text:span></text:p>
      <text:p text:style-name="P2"><text:span text:style-name="Source_20_Text"><text:span text:style-name="T11">CREATE</text:span></text:span><text:span text:style-name="T1"> </text:span><text:span text:style-name="Source_20_Text"><text:span text:style-name="T4">USER</text:span></text:span><text:span text:style-name="T1"> </text:span><text:span text:style-name="Source_20_Text"><text:span text:style-name="T12">'pi</text:span></text:span><text:span text:style-name="Source_20_Text"><text:span text:style-name="T13">afs</text:span></text:span><text:span text:style-name="Source_20_Text"><text:span text:style-name="T12">'</text:span></text:span><text:span text:style-name="Source_20_Text"><text:span text:style-name="T6">@</text:span></text:span><text:span text:style-name="Source_20_Text"><text:span text:style-name="T12">'localhost'</text:span></text:span><text:span text:style-name="T1"> </text:span><text:span text:style-name="Source_20_Text"><text:span text:style-name="T6">IDENTIFIED </text:span></text:span><text:span text:style-name="Source_20_Text"><text:span text:style-name="T11">BY</text:span></text:span><text:span text:style-name="T1"> </text:span><text:span text:style-name="Source_20_Text"><text:span text:style-name="T12">'your-password'</text:span></text:span><text:span text:style-name="Source_20_Text"><text:span text:style-name="T6">;</text:span></text:span></text:p>
      <text:p text:style-name="P2"><text:span text:style-name="Source_20_Text"><text:span text:style-name="T11">GRANT</text:span></text:span><text:span text:style-name="T1"> </text:span><text:span text:style-name="Source_20_Text"><text:span text:style-name="T14">ALL</text:span></text:span><text:span text:style-name="T1"> </text:span><text:span text:style-name="Source_20_Text"><text:span text:style-name="T11">PRIVILEGES</text:span></text:span><text:span text:style-name="T1"> </text:span><text:span text:style-name="Source_20_Text"><text:span text:style-name="T11">ON</text:span></text:span><text:span text:style-name="T1"> </text:span><text:span text:style-name="Source_20_Text"><text:span text:style-name="T6">pi</text:span></text:span><text:span text:style-name="Source_20_Text"><text:span text:style-name="T7">afs</text:span></text:span><text:span text:style-name="Source_20_Text"><text:span text:style-name="T6"> . * </text:span></text:span><text:span text:style-name="Source_20_Text"><text:span text:style-name="T11">TO</text:span></text:span><text:span text:style-name="T1"> </text:span><text:span text:style-name="Source_20_Text"><text:span text:style-name="T12">'p</text:span></text:span><text:span text:style-name="Source_20_Text"><text:span text:style-name="T13">iafs</text:span></text:span><text:span text:style-name="Source_20_Text"><text:span text:style-name="T12">'</text:span></text:span><text:span text:style-name="Source_20_Text"><text:span text:style-name="T6">@</text:span></text:span><text:span text:style-name="Source_20_Text"><text:span text:style-name="T12">'localhost'</text:span></text:span><text:span text:style-name="Source_20_Text"><text:span text:style-name="T6">;</text:span></text:span></text:p>
      <text:p text:style-name="P2"><text:span text:style-name="Source_20_Text"><text:span text:style-name="T6">FLUSH </text:span></text:span><text:span text:style-name="Source_20_Text"><text:span text:style-name="T11">PRIVILEGES</text:span></text:span><text:span text:style-name="Source_20_Text"><text:span text:style-name="T6">;</text:span></text:span></text:p>
      <text:p text:style-name="P2"><text:span text:style-name="Source_20_Text"><text:span text:style-name="T6">quit</text:span></text:span></text:p>
      <text:p text:style-name="P8"/>
      <text:p text:style-name="P8">Finalement, il faut aller recopier le projet Piwigo dans notre dossier /var/www/html. Pour arriver à ce résultat, il faudra copier le projet venant de <text:span text:style-name="T16">Github. En se plaçant dans le dossier /var/www/html exécuter la commande :</text:span></text:p>
      <text:p text:style-name="P8"/>
      <text:p text:style-name="P9">sudo apt-get install git</text:p>
      <text:p text:style-name="P6"><text:span text:style-name="T17">git clone </text:span><text:a xlink:type="simple" xlink:href="https://github.com/linuq/PIAFS.git" text:style-name="Internet_20_link" text:visited-style-name="Visited_20_Internet_20_Link"><text:span text:style-name="T17">https://github.com/linuq/PIAFS.git</text:span></text:a></text:p>
      <text:p text:style-name="P9"/>
      <text:p text:style-name="P9">Normalement, la configuration devrait être terminée et complétée avec succès. Il suffit simplement d’aller à l’installation de PIAFS sur notre localhost et d’entrer les informations de notre base de données pour pouvoir terminer l’installation et il devient alors possible d’utiliser piafs localement. Il se peut qu’il doive être nécessaire de changer les permissions de notre dossier se trouvant à /var/www/html pour pouvoir accéder au site web. Changez les si nécessaire.</text:p>
      <text:p text:style-name="P9"/>
      <text:p text:style-name="P14">Aussi, pour avoir un bon environnement de travail, nous suggérons d’utiliser un IDE tel que Atom ou Phpstorm.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Consolas, 'Bitstream Vera Sans Mono', '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2:43:53.265402818</meta:creation-date>
    <dc:date>2017-02-09T14:31:59.673974476</dc:date>
    <meta:editing-duration>PT13M21S</meta:editing-duration>
    <meta:editing-cycles>3</meta:editing-cycles>
    <meta:generator>LibreOffice/5.1.4.2$Linux_X86_64 LibreOffice_project/10m0$Build-2</meta:generator>
    <meta:document-statistic meta:table-count="0" meta:image-count="0" meta:object-count="0" meta:page-count="2" meta:paragraph-count="35" meta:word-count="693" meta:character-count="4375" meta:non-whitespace-character-count="3709"/>
  </office:meta>
</office:document-meta>
</file>